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784cm"/>
        </style:tab-stops>
      </style:paragraph-properties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paragraph-properties fo:background-color="transparent">
        <style:tab-stops>
          <style:tab-stop style:position="3.784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background-color="transparent">
        <style:tab-stops>
          <style:tab-stop style:position="3.784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xl2arow x4<text:tab/>Flèche normale infinie</text:p>
      <text:p text:style-name="P1">pxl2dagg x1<text:tab/>Dague de jet normale infinie</text:p>
      <text:p text:style-name="P1"/>
      <text:p text:style-name="P1">pxl2kens x3<text:tab/>Armure de cuir noire -&gt; A patcher à partir de la base</text:p>
      <text:p text:style-name="P1"/>
      <text:p text:style-name="P1">Pxl2ira1 x1<text:tab/>Arc court +2 utilisable par tous</text:p>
      <text:p text:style-name="P1">Pxl2ira2 x1<text:tab/>Lance utilisable par tous</text:p>
      <text:p text:style-name="P1"/>
      <text:p text:style-name="P1">Pxl2spin x1<text:tab/>Épée longue avec icône de Cimeterre</text:p>
      <text:p text:style-name="P1"/>
      <text:p text:style-name="P1">Pxl2argo<text:tab/>Poing +1 1D10 à une seule main</text:p>
      <text:p text:style-name="P1"/>
      <text:p text:style-name="P1">Pxl2barn<text:tab/>Patte 1D8 compétence dague</text:p>
      <text:p text:style-name="P1"/>
      <text:p text:style-name="P2">pxl2bra1<text:tab/>Robe personnalisée blanche/noire</text:p>
      <text:p text:style-name="P2"/>
      <text:p text:style-name="P2">Pxl2didi<text:tab/>Gourdin gris → batt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11H46M59S</meta:editing-duration>
    <meta:editing-cycles>14</meta:editing-cycles>
    <meta:generator>OpenOffice/4.1.14$Win32 OpenOffice.org_project/4114m1$Build-9811</meta:generator>
    <dc:date>2023-09-29T19:08:48.67</dc:date>
    <meta:document-statistic meta:table-count="0" meta:image-count="0" meta:object-count="0" meta:page-count="1" meta:paragraph-count="10" meta:word-count="70" meta:character-count="411"/>
    <meta:user-defined meta:name="Info 1"/>
    <meta:user-defined meta:name="Info 2"/>
    <meta:user-defined meta:name="Info 3"/>
    <meta:user-defined meta:name="Info 4"/>
  </office:meta>
</office:document-meta>
</file>